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A1" style:family="table-cell">
      <style:table-cell-properties fo:padding="0.0382in" fo:border="0.5pt solid #000000"/>
    </style:style>
    <style:style style:name="Table3.B1" style:family="table-cell">
      <style:table-cell-properties fo:padding="0.0382in" fo:border-left="0.5pt solid #000000" fo:border-right="none" fo:border-top="0.5pt solid #000000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368in" style:rel-column-width="819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H1" style:family="table-cell">
      <style:table-cell-properties fo:padding="0.0382in" fo:border="0.5pt solid #000000"/>
    </style:style>
    <style:style style:name="P1" style:family="paragraph" style:parent-style-name="Subtitle">
      <style:text-properties officeooo:rsid="00027ec1" officeooo:paragraph-rsid="00027ec1"/>
    </style:style>
    <style:style style:name="P2" style:family="paragraph" style:parent-style-name="Title">
      <style:text-properties officeooo:rsid="00027ec1" officeooo:paragraph-rsid="00027ec1"/>
    </style:style>
    <style:style style:name="P3" style:family="paragraph" style:parent-style-name="Text_20_body">
      <style:paragraph-properties fo:text-align="center" style:justify-single-word="false"/>
      <style:text-properties officeooo:rsid="00027ec1" officeooo:paragraph-rsid="00027ec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rsid="0003abb8" officeooo:paragraph-rsid="0003abb8"/>
    </style:style>
    <style:style style:name="P6" style:family="paragraph" style:parent-style-name="Heading_20_1">
      <style:paragraph-properties fo:break-before="page"/>
      <style:text-properties officeooo:rsid="0083a1ce" officeooo:paragraph-rsid="0083a1ce"/>
    </style:style>
    <style:style style:name="P7" style:family="paragraph" style:parent-style-name="Heading_20_1">
      <style:text-properties officeooo:rsid="00b0733b" officeooo:paragraph-rsid="00b0733b"/>
    </style:style>
    <style:style style:name="P8" style:family="paragraph" style:parent-style-name="Heading_20_1">
      <style:text-properties officeooo:rsid="00c8ecf4" officeooo:paragraph-rsid="00c8ecf4"/>
    </style:style>
    <style:style style:name="P9" style:family="paragraph" style:parent-style-name="Table_20_Contents">
      <style:paragraph-properties fo:text-align="center" style:justify-single-word="false"/>
      <style:text-properties officeooo:rsid="00b16f1d" officeooo:paragraph-rsid="00b16f1d"/>
    </style:style>
    <style:style style:name="P10" style:family="paragraph" style:parent-style-name="Table_20_Contents">
      <style:paragraph-properties fo:text-align="center" style:justify-single-word="false"/>
      <style:text-properties officeooo:rsid="00b16f1d" officeooo:paragraph-rsid="00c9a5d7"/>
    </style:style>
    <style:style style:name="P11" style:family="paragraph" style:parent-style-name="Table_20_Contents">
      <style:paragraph-properties fo:text-align="center" style:justify-single-word="false"/>
      <style:text-properties officeooo:rsid="00b29b9f" officeooo:paragraph-rsid="00b29b9f"/>
    </style:style>
    <style:style style:name="P12" style:family="paragraph" style:parent-style-name="Table_20_Contents">
      <style:paragraph-properties fo:text-align="center" style:justify-single-word="false"/>
      <style:text-properties officeooo:rsid="00b29b9f" officeooo:paragraph-rsid="00c9a5d7"/>
    </style:style>
    <style:style style:name="P13" style:family="paragraph" style:parent-style-name="Table_20_Contents">
      <style:paragraph-properties fo:text-align="center" style:justify-single-word="false"/>
      <style:text-properties officeooo:rsid="00ca6e49" officeooo:paragraph-rsid="00ca6e49"/>
    </style:style>
    <style:style style:name="P14" style:family="paragraph" style:parent-style-name="Text_20_body">
      <style:text-properties officeooo:rsid="0083a1ce" officeooo:paragraph-rsid="0083a1ce"/>
    </style:style>
    <style:style style:name="P15" style:family="paragraph" style:parent-style-name="Text_20_body">
      <style:text-properties officeooo:rsid="0083a1ce" officeooo:paragraph-rsid="0086c339"/>
    </style:style>
    <style:style style:name="P16" style:family="paragraph" style:parent-style-name="Text_20_body">
      <style:text-properties officeooo:rsid="0083a1ce" officeooo:paragraph-rsid="009449c2"/>
    </style:style>
    <style:style style:name="P17" style:family="paragraph" style:parent-style-name="Text_20_body">
      <style:text-properties officeooo:rsid="0083a1ce" officeooo:paragraph-rsid="009f84d6"/>
    </style:style>
    <style:style style:name="P18" style:family="paragraph" style:parent-style-name="Text_20_body">
      <style:text-properties officeooo:rsid="0083a1ce" officeooo:paragraph-rsid="00a28dfb"/>
    </style:style>
    <style:style style:name="P19" style:family="paragraph" style:parent-style-name="Text_20_body">
      <style:text-properties officeooo:rsid="0083a1ce" officeooo:paragraph-rsid="00b3268b"/>
    </style:style>
    <style:style style:name="P20" style:family="paragraph" style:parent-style-name="Text_20_body">
      <style:text-properties officeooo:rsid="0083a1ce" officeooo:paragraph-rsid="00bca8ef"/>
    </style:style>
    <style:style style:name="P21" style:family="paragraph" style:parent-style-name="Text_20_body">
      <style:text-properties officeooo:rsid="0083a1ce" officeooo:paragraph-rsid="00bd1b8d"/>
    </style:style>
    <style:style style:name="P22" style:family="paragraph" style:parent-style-name="Text_20_body">
      <style:text-properties officeooo:rsid="0083a1ce" officeooo:paragraph-rsid="00cb3bb5"/>
    </style:style>
    <style:style style:name="P23" style:family="paragraph" style:parent-style-name="Text_20_body">
      <style:text-properties officeooo:rsid="0083a1ce" officeooo:paragraph-rsid="00d4006c"/>
    </style:style>
    <style:style style:name="P24" style:family="paragraph" style:parent-style-name="Text_20_body">
      <style:text-properties officeooo:rsid="0083a1ce" officeooo:paragraph-rsid="00dabbea"/>
    </style:style>
    <style:style style:name="P25" style:family="paragraph" style:parent-style-name="Text_20_body">
      <style:text-properties style:text-underline-style="solid" style:text-underline-width="auto" style:text-underline-color="font-color" officeooo:rsid="0083a1ce" officeooo:paragraph-rsid="0083a1ce"/>
    </style:style>
    <style:style style:name="P26" style:family="paragraph" style:parent-style-name="Text_20_body">
      <style:text-properties style:text-underline-style="solid" style:text-underline-width="auto" style:text-underline-color="font-color" officeooo:rsid="0083a1ce" officeooo:paragraph-rsid="0086c339"/>
    </style:style>
    <style:style style:name="P27" style:family="paragraph" style:parent-style-name="Text_20_body">
      <style:text-properties style:text-underline-style="solid" style:text-underline-width="auto" style:text-underline-color="font-color" officeooo:rsid="0083a1ce" officeooo:paragraph-rsid="009449c2"/>
    </style:style>
    <style:style style:name="P28" style:family="paragraph" style:parent-style-name="Text_20_body">
      <style:text-properties style:text-underline-style="solid" style:text-underline-width="auto" style:text-underline-color="font-color" officeooo:rsid="0083a1ce" officeooo:paragraph-rsid="00a28dfb"/>
    </style:style>
    <style:style style:name="P29" style:family="paragraph" style:parent-style-name="Text_20_body">
      <style:text-properties style:text-underline-style="solid" style:text-underline-width="auto" style:text-underline-color="font-color" officeooo:rsid="0083a1ce" officeooo:paragraph-rsid="00a48d1e"/>
    </style:style>
    <style:style style:name="P30" style:family="paragraph" style:parent-style-name="Text_20_body">
      <style:text-properties style:text-underline-style="solid" style:text-underline-width="auto" style:text-underline-color="font-color" officeooo:rsid="0083a1ce" officeooo:paragraph-rsid="00b3268b"/>
    </style:style>
    <style:style style:name="P31" style:family="paragraph" style:parent-style-name="Text_20_body">
      <style:text-properties style:text-underline-style="solid" style:text-underline-width="auto" style:text-underline-color="font-color" officeooo:rsid="0083a1ce" officeooo:paragraph-rsid="00bca8ef"/>
    </style:style>
    <style:style style:name="P32" style:family="paragraph" style:parent-style-name="Text_20_body">
      <style:text-properties style:text-underline-style="solid" style:text-underline-width="auto" style:text-underline-color="font-color" officeooo:rsid="0083a1ce" officeooo:paragraph-rsid="00cb3bb5"/>
    </style:style>
    <style:style style:name="P33" style:family="paragraph" style:parent-style-name="Text_20_body">
      <style:text-properties style:text-underline-style="solid" style:text-underline-width="auto" style:text-underline-color="font-color" officeooo:rsid="0083a1ce" officeooo:paragraph-rsid="00dabbea"/>
    </style:style>
    <style:style style:name="P34" style:family="paragraph" style:parent-style-name="Text_20_body">
      <style:text-properties officeooo:rsid="00857001" officeooo:paragraph-rsid="00857001"/>
    </style:style>
    <style:style style:name="P35" style:family="paragraph" style:parent-style-name="Text_20_body">
      <style:text-properties officeooo:rsid="00857001" officeooo:paragraph-rsid="0086c339"/>
    </style:style>
    <style:style style:name="P36" style:family="paragraph" style:parent-style-name="Text_20_body">
      <style:text-properties officeooo:rsid="00857001" officeooo:paragraph-rsid="009c975f"/>
    </style:style>
    <style:style style:name="P37" style:family="paragraph" style:parent-style-name="Text_20_body">
      <style:text-properties officeooo:rsid="00857001" officeooo:paragraph-rsid="009f84d6"/>
    </style:style>
    <style:style style:name="P38" style:family="paragraph" style:parent-style-name="Text_20_body">
      <style:text-properties officeooo:rsid="00857001" officeooo:paragraph-rsid="00bc04c8"/>
    </style:style>
    <style:style style:name="P39" style:family="paragraph" style:parent-style-name="Text_20_body">
      <style:text-properties officeooo:rsid="00857001" officeooo:paragraph-rsid="00bca8ef"/>
    </style:style>
    <style:style style:name="P40" style:family="paragraph" style:parent-style-name="Text_20_body">
      <style:text-properties officeooo:rsid="00857001" officeooo:paragraph-rsid="00cb3bb5"/>
    </style:style>
    <style:style style:name="P41" style:family="paragraph" style:parent-style-name="Text_20_body">
      <style:text-properties officeooo:rsid="00857001" officeooo:paragraph-rsid="00de85e5"/>
    </style:style>
    <style:style style:name="P42" style:family="paragraph" style:parent-style-name="Text_20_body">
      <style:text-properties officeooo:rsid="0092e8ec" officeooo:paragraph-rsid="0092e8ec"/>
    </style:style>
    <style:style style:name="P43" style:family="paragraph" style:parent-style-name="Text_20_body">
      <style:text-properties officeooo:rsid="0092e8ec" officeooo:paragraph-rsid="009bad9c"/>
    </style:style>
    <style:style style:name="P44" style:family="paragraph" style:parent-style-name="Text_20_body">
      <style:text-properties officeooo:rsid="0092e8ec" officeooo:paragraph-rsid="00af1e20"/>
    </style:style>
    <style:style style:name="P45" style:family="paragraph" style:parent-style-name="Text_20_body">
      <style:text-properties officeooo:paragraph-rsid="00b0733b"/>
    </style:style>
    <style:style style:name="P46" style:family="paragraph" style:parent-style-name="Text_20_body">
      <style:paragraph-properties fo:text-align="center" style:justify-single-word="false"/>
      <style:text-properties officeooo:rsid="00b16f1d" officeooo:paragraph-rsid="00b16f1d"/>
    </style:style>
    <style:style style:name="P47" style:family="paragraph" style:parent-style-name="Text_20_body">
      <style:paragraph-properties fo:text-align="center" style:justify-single-word="false"/>
      <style:text-properties officeooo:rsid="00b16f1d" officeooo:paragraph-rsid="00c9a5d7"/>
    </style:style>
    <style:style style:name="P48" style:family="paragraph" style:parent-style-name="Text_20_body">
      <style:text-properties style:text-underline-style="none" officeooo:rsid="0083a1ce" officeooo:paragraph-rsid="00b3268b"/>
    </style:style>
    <style:style style:name="P49" style:family="paragraph" style:parent-style-name="Text_20_body">
      <style:text-properties officeooo:paragraph-rsid="00c8ecf4"/>
    </style:style>
    <style:style style:name="T1" style:family="text">
      <style:text-properties officeooo:rsid="00027ec1"/>
    </style:style>
    <style:style style:name="T2" style:family="text">
      <style:text-properties style:text-position="sub 58%"/>
    </style:style>
    <style:style style:name="T3" style:family="text">
      <style:text-properties style:text-position="sub 58%" style:text-underline-style="none"/>
    </style:style>
    <style:style style:name="T4" style:family="text">
      <style:text-properties style:text-position="sub 58%" officeooo:rsid="0088a0d1"/>
    </style:style>
    <style:style style:name="T5" style:family="text">
      <style:text-properties style:text-position="sub 58%" officeooo:rsid="008bc46f"/>
    </style:style>
    <style:style style:name="T6" style:family="text">
      <style:text-properties style:text-position="sub 58%" style:text-underline-style="solid" style:text-underline-width="auto" style:text-underline-color="font-color"/>
    </style:style>
    <style:style style:name="T7" style:family="text">
      <style:text-properties style:text-position="sub 58%" style:text-underline-style="solid" style:text-underline-width="auto" style:text-underline-color="font-color" officeooo:rsid="008a0a82"/>
    </style:style>
    <style:style style:name="T8" style:family="text">
      <style:text-properties style:text-position="sub 58%" style:text-underline-style="solid" style:text-underline-width="auto" style:text-underline-color="font-color" officeooo:rsid="008a1548"/>
    </style:style>
    <style:style style:name="T9" style:family="text">
      <style:text-properties style:text-position="sub 58%" officeooo:rsid="0099cbce"/>
    </style:style>
    <style:style style:name="T10" style:family="text">
      <style:text-properties style:text-position="sub 58%" officeooo:rsid="00a68019"/>
    </style:style>
    <style:style style:name="T11" style:family="text">
      <style:text-properties style:text-position="sub 58%" officeooo:rsid="00b8c058"/>
    </style:style>
    <style:style style:name="T12" style:family="text">
      <style:text-properties style:text-position="sub 58%" officeooo:rsid="00bb491f"/>
    </style:style>
    <style:style style:name="T13" style:family="text">
      <style:text-properties style:text-position="sub 58%" officeooo:rsid="00cf4e84"/>
    </style:style>
    <style:style style:name="T14" style:family="text">
      <style:text-properties style:text-position="sub 58%" officeooo:rsid="00d4006c"/>
    </style:style>
    <style:style style:name="T15" style:family="text">
      <style:text-properties style:text-position="sub 58%" officeooo:rsid="00dcc650"/>
    </style:style>
    <style:style style:name="T16" style:family="text">
      <style:text-properties style:text-position="0% 100%"/>
    </style:style>
    <style:style style:name="T17" style:family="text">
      <style:text-properties style:text-position="0% 100%" style:text-underline-style="none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normal" officeooo:rsid="00950fa5" style:font-style-asian="normal" style:font-style-complex="normal"/>
    </style:style>
    <style:style style:name="T20" style:family="text">
      <style:text-properties style:text-position="0% 100%" fo:font-style="normal" officeooo:rsid="00b5a36b" style:font-style-asian="normal" style:font-style-complex="normal"/>
    </style:style>
    <style:style style:name="T21" style:family="text">
      <style:text-properties style:text-position="0% 100%" fo:font-style="normal" officeooo:rsid="00dcc650" style:font-style-asian="normal" style:font-style-complex="normal"/>
    </style:style>
    <style:style style:name="T22" style:family="text">
      <style:text-properties style:text-position="0% 100%" fo:font-style="normal" style:text-underline-style="none" style:font-style-asian="normal" style:font-style-complex="normal"/>
    </style:style>
    <style:style style:name="T23" style:family="text">
      <style:text-properties style:text-position="0% 100%" officeooo:rsid="0086c339"/>
    </style:style>
    <style:style style:name="T24" style:family="text">
      <style:text-properties style:text-position="0% 100%" officeooo:rsid="008bc46f"/>
    </style:style>
    <style:style style:name="T25" style:family="text">
      <style:text-properties style:text-position="0% 100%" style:text-underline-style="solid" style:text-underline-width="auto" style:text-underline-color="font-color"/>
    </style:style>
    <style:style style:name="T26" style:family="text">
      <style:text-properties style:text-position="0% 100%" style:text-underline-style="solid" style:text-underline-width="auto" style:text-underline-color="font-color" officeooo:rsid="00880c40"/>
    </style:style>
    <style:style style:name="T27" style:family="text">
      <style:text-properties style:text-position="0% 100%" style:text-underline-style="solid" style:text-underline-width="auto" style:text-underline-color="font-color" officeooo:rsid="008bc46f"/>
    </style:style>
    <style:style style:name="T28" style:family="text">
      <style:text-properties style:text-position="0% 100%" officeooo:rsid="00950fa5"/>
    </style:style>
    <style:style style:name="T29" style:family="text">
      <style:text-properties style:text-position="0% 100%" officeooo:rsid="0096b073"/>
    </style:style>
    <style:style style:name="T30" style:family="text">
      <style:text-properties style:text-position="0% 100%" officeooo:rsid="00980602"/>
    </style:style>
    <style:style style:name="T31" style:family="text">
      <style:text-properties style:text-position="0% 100%" officeooo:rsid="0099cbce"/>
    </style:style>
    <style:style style:name="T32" style:family="text">
      <style:text-properties style:text-position="0% 100%" officeooo:rsid="0090996f"/>
    </style:style>
    <style:style style:name="T33" style:family="text">
      <style:text-properties style:text-position="0% 100%" officeooo:rsid="009c975f"/>
    </style:style>
    <style:style style:name="T34" style:family="text">
      <style:text-properties style:text-position="0% 100%" officeooo:rsid="009cdf00"/>
    </style:style>
    <style:style style:name="T35" style:family="text">
      <style:text-properties style:text-position="0% 100%" officeooo:rsid="009f84d6"/>
    </style:style>
    <style:style style:name="T36" style:family="text">
      <style:text-properties style:text-position="0% 100%" officeooo:rsid="009f9520"/>
    </style:style>
    <style:style style:name="T37" style:family="text">
      <style:text-properties style:text-position="0% 100%" officeooo:rsid="00a68019"/>
    </style:style>
    <style:style style:name="T38" style:family="text">
      <style:text-properties style:text-position="0% 100%" officeooo:rsid="00a8ea2f"/>
    </style:style>
    <style:style style:name="T39" style:family="text">
      <style:text-properties style:text-position="0% 100%" officeooo:rsid="00aa0156"/>
    </style:style>
    <style:style style:name="T40" style:family="text">
      <style:text-properties style:text-position="0% 100%" officeooo:rsid="00ab202e"/>
    </style:style>
    <style:style style:name="T41" style:family="text">
      <style:text-properties style:text-position="0% 100%" officeooo:rsid="00ac9058"/>
    </style:style>
    <style:style style:name="T42" style:family="text">
      <style:text-properties style:text-position="0% 100%" officeooo:rsid="00adb50b"/>
    </style:style>
    <style:style style:name="T43" style:family="text">
      <style:text-properties style:text-position="0% 100%" officeooo:rsid="00afd86e"/>
    </style:style>
    <style:style style:name="T44" style:family="text">
      <style:text-properties style:text-position="0% 100%" officeooo:rsid="00b49b90"/>
    </style:style>
    <style:style style:name="T45" style:family="text">
      <style:text-properties style:text-position="0% 100%" officeooo:rsid="00b4d9ac"/>
    </style:style>
    <style:style style:name="T46" style:family="text">
      <style:text-properties style:text-position="0% 100%" officeooo:rsid="00b5a36b"/>
    </style:style>
    <style:style style:name="T47" style:family="text">
      <style:text-properties style:text-position="0% 100%" officeooo:rsid="00b5e0cd"/>
    </style:style>
    <style:style style:name="T48" style:family="text">
      <style:text-properties style:text-position="0% 100%" officeooo:rsid="00b6c487"/>
    </style:style>
    <style:style style:name="T49" style:family="text">
      <style:text-properties style:text-position="0% 100%" officeooo:rsid="00b9bf98"/>
    </style:style>
    <style:style style:name="T50" style:family="text">
      <style:text-properties style:text-position="0% 100%" officeooo:rsid="00bb491f"/>
    </style:style>
    <style:style style:name="T51" style:family="text">
      <style:text-properties style:text-position="0% 100%" officeooo:rsid="00bd1b8d"/>
    </style:style>
    <style:style style:name="T52" style:family="text">
      <style:text-properties style:text-position="0% 100%" officeooo:rsid="00bed0d7"/>
    </style:style>
    <style:style style:name="T53" style:family="text">
      <style:text-properties style:text-position="0% 100%" officeooo:rsid="00c06f9c"/>
    </style:style>
    <style:style style:name="T54" style:family="text">
      <style:text-properties style:text-position="0% 100%" officeooo:rsid="00c0f4c4"/>
    </style:style>
    <style:style style:name="T55" style:family="text">
      <style:text-properties style:text-position="0% 100%" officeooo:rsid="00c413a2"/>
    </style:style>
    <style:style style:name="T56" style:family="text">
      <style:text-properties style:text-position="0% 100%" officeooo:rsid="00cdbc76"/>
    </style:style>
    <style:style style:name="T57" style:family="text">
      <style:text-properties style:text-position="0% 100%" officeooo:rsid="00cf4e84"/>
    </style:style>
    <style:style style:name="T58" style:family="text">
      <style:text-properties style:text-position="0% 100%" officeooo:rsid="00d105b4"/>
    </style:style>
    <style:style style:name="T59" style:family="text">
      <style:text-properties style:text-position="0% 100%" officeooo:rsid="00d1fb23"/>
    </style:style>
    <style:style style:name="T60" style:family="text">
      <style:text-properties style:text-position="0% 100%" officeooo:rsid="00d385b8"/>
    </style:style>
    <style:style style:name="T61" style:family="text">
      <style:text-properties style:text-position="0% 100%" officeooo:rsid="00dbfd2a"/>
    </style:style>
    <style:style style:name="T62" style:family="text">
      <style:text-properties style:text-position="0% 100%" officeooo:rsid="00dcc650"/>
    </style:style>
    <style:style style:name="T63" style:family="text">
      <style:text-properties style:text-position="0% 100%" officeooo:rsid="00d5f8e9"/>
    </style:style>
    <style:style style:name="T64" style:family="text">
      <style:text-properties style:text-position="0% 100%" officeooo:rsid="00df41df"/>
    </style:style>
    <style:style style:name="T65" style:family="text">
      <style:text-properties style:text-position="0% 100%" officeooo:rsid="00e1d62f"/>
    </style:style>
    <style:style style:name="T66" style:family="text">
      <style:text-properties officeooo:rsid="0080ae6b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officeooo:rsid="00880c40"/>
    </style:style>
    <style:style style:name="T69" style:family="text">
      <style:text-properties officeooo:rsid="008bc46f"/>
    </style:style>
    <style:style style:name="T70" style:family="text">
      <style:text-properties officeooo:rsid="0090996f"/>
    </style:style>
    <style:style style:name="T71" style:family="text">
      <style:text-properties officeooo:rsid="00927627"/>
    </style:style>
    <style:style style:name="T72" style:family="text">
      <style:text-properties officeooo:rsid="0099cbce"/>
    </style:style>
    <style:style style:name="T73" style:family="text">
      <style:text-properties officeooo:rsid="00a8ea2f"/>
    </style:style>
    <style:style style:name="T74" style:family="text">
      <style:text-properties officeooo:rsid="00aa0156"/>
    </style:style>
    <style:style style:name="T75" style:family="text">
      <style:text-properties officeooo:rsid="00ab202e"/>
    </style:style>
    <style:style style:name="T76" style:family="text">
      <style:text-properties officeooo:rsid="00b16f1d"/>
    </style:style>
    <style:style style:name="T77" style:family="text">
      <style:text-properties officeooo:rsid="00b6c487"/>
    </style:style>
    <style:style style:name="T78" style:family="text">
      <style:text-properties officeooo:rsid="00bbcbee"/>
    </style:style>
    <style:style style:name="T79" style:family="text">
      <style:text-properties officeooo:rsid="00c0f4c4"/>
    </style:style>
    <style:style style:name="T80" style:family="text">
      <style:text-properties officeooo:rsid="00c257bb"/>
    </style:style>
    <style:style style:name="T81" style:family="text">
      <style:text-properties officeooo:rsid="00c33b30"/>
    </style:style>
    <style:style style:name="T82" style:family="text">
      <style:text-properties officeooo:rsid="00c3d396"/>
    </style:style>
    <style:style style:name="T83" style:family="text">
      <style:text-properties officeooo:rsid="00c61e64"/>
    </style:style>
    <style:style style:name="T84" style:family="text">
      <style:text-properties officeooo:rsid="00c645be"/>
    </style:style>
    <style:style style:name="T85" style:family="text">
      <style:text-properties officeooo:rsid="00c952d9"/>
    </style:style>
    <style:style style:name="T86" style:family="text">
      <style:text-properties officeooo:rsid="00d5f8e9"/>
    </style:style>
    <style:style style:name="T87" style:family="text">
      <style:text-properties officeooo:rsid="00d7ca92"/>
    </style:style>
    <style:style style:name="T88" style:family="text">
      <style:text-properties officeooo:rsid="00d998b2"/>
    </style:style>
    <style:style style:name="T89" style:family="text">
      <style:text-properties officeooo:rsid="00dabbea"/>
    </style:style>
    <style:style style:name="T90" style:family="text">
      <style:text-properties officeooo:rsid="00de1ff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<text:span text:style-name="T1">н</text:span>ациональный <text:span text:style-name="T1">и</text:span>сследовательский <text:span text:style-name="T1">у</text:span>ниверситет ИТМО</text:p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Домашняя работа №<text:span text:style-name="T66">2</text:span></text:p>
      <text:p text:style-name="P1">по дисциплине “Дискретная математика”</text:p>
      <text:p text:style-name="P3">вариант <text:span text:style-name="T66">1</text:span></text:p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Тимошкин Роман Вячеславович</text:p>
      <text:p text:style-name="P5">группа P3131</text:p>
      <text:p text:style-name="P5">Преподаватель:</text:p>
      <text:p text:style-name="P5">Поляков Владимир Иванович</text:p>
      <text:p text:style-name="P3"/>
      <text:p text:style-name="P3"/>
      <text:p text:style-name="P3"/>
      <text:p text:style-name="P3">Санкт-Петербург</text:p>
      <text:p text:style-name="P3">2023</text:p>
      <text:h text:style-name="P6" text:outline-level="1" text:is-list-header="true">Задание №1.</text:h>
      <text:p text:style-name="P14">A = 78, B = 41</text:p>
      <text:p text:style-name="P14">A &gt; 0, B &gt; 0</text:p>
      <text:p text:style-name="P14"><text:tab/><text:tab/><text:tab/><text:tab/><text:tab/><text:tab/> <text:s text:c="10"/>Интерпретации</text:p>
      <text:p text:style-name="P14"><text:tab/><text:tab/><text:tab/> <text:s text:c="10"/>1 <text:s text:c="25"/>Знаковая <text:s text:c="7"/>Беззнаковая</text:p>
      <text:p text:style-name="P14"><text:tab/>A<text:span text:style-name="T2">пр.</text:span><text:span text:style-name="T16"><text:tab/><text:tab/>0 | 1 0 0 1 1 1 0<text:tab/><text:tab/>78<text:tab/><text:tab/>78</text:span></text:p>
      <text:p text:style-name="P25">+<text:tab/>B<text:span text:style-name="T2">пр. </text:span><text:span text:style-name="T3"><text:tab/><text:tab/></text:span><text:span text:style-name="T22">0 | 0</text:span><text:span text:style-name="T17"> </text:span><text:span text:style-name="T16">1 0 1 0 0 1</text:span><text:span text:style-name="T17"><text:tab/> <text:s text:c="5"/></text:span><text:span text:style-name="T16">+ <text:s text:c="3"/>41</text:span><text:span text:style-name="T17"><text:tab/> <text:s text:c="6"/></text:span><text:span text:style-name="T16">+ <text:s text:c="2"/>41</text:span></text:p>
      <text:p text:style-name="P14"><text:tab/>C<text:span text:style-name="T2">пр. <text:tab/><text:tab/></text:span><text:span text:style-name="T16">0 | 1 1 1 0 1 1 1<text:tab/> <text:s text:c="9"/>119<text:tab/> <text:s text:c="9"/>119</text:span></text:p>
      <text:p text:style-name="P14"/>
      <text:p text:style-name="P34">CF = 0, ZF = 0, PF = 1, AF = 0, SF = 0, OF = 0</text:p>
      <text:p text:style-name="P34"/>
      <text:p text:style-name="P15">A &lt; 0, B &gt; 0</text:p>
      <text:p text:style-name="P15"><text:tab/><text:tab/><text:tab/><text:tab/><text:tab/><text:tab/> <text:s text:c="10"/>Интерпретации</text:p>
      <text:p text:style-name="P15"><text:tab/><text:tab/><text:tab/> <text:s text:c="4"/><text:span text:style-name="T68">1</text:span> <text:s text:c="30"/>Знаковая <text:s text:c="7"/>Беззнаковая</text:p>
      <text:p text:style-name="P15"><text:tab/>A<text:span text:style-name="T4">доп.</text:span><text:span text:style-name="T16"><text:tab/><text:tab/></text:span><text:span text:style-name="T23">1</text:span><text:span text:style-name="T16"> | </text:span><text:span text:style-name="T23">0</text:span><text:span text:style-name="T16"> </text:span><text:span text:style-name="T23">1</text:span><text:span text:style-name="T16"> </text:span><text:span text:style-name="T23">1</text:span><text:span text:style-name="T16"> </text:span><text:span text:style-name="T23">0</text:span><text:span text:style-name="T16"> </text:span><text:span text:style-name="T23">0</text:span><text:span text:style-name="T16"> </text:span><text:span text:style-name="T23">1</text:span><text:span text:style-name="T16"> </text:span><text:span text:style-name="T23">0</text:span><text:span text:style-name="T16"><text:tab/> <text:s text:c="10"/>-78<text:tab/> <text:s text:c="10"/></text:span><text:span text:style-name="T23">1</text:span><text:span text:style-name="T16">78</text:span></text:p>
      <text:p text:style-name="P26">+<text:tab/>B<text:span text:style-name="T2">пр. <text:tab/><text:tab/></text:span><text:span text:style-name="T18">0 | 0</text:span><text:span text:style-name="T16"> 1 0 1 0 0 1<text:tab/> <text:s text:c="5"/>+ <text:s text:c="3"/>41<text:tab/> <text:s text:c="6"/>+ <text:s text:c="3"/>41</text:span></text:p>
      <text:p text:style-name="P15"><text:span text:style-name="T67"><text:tab/>C</text:span><text:span text:style-name="T7">до</text:span><text:span text:style-name="T8">п</text:span><text:span text:style-name="T6">. <text:tab/><text:tab/></text:span><text:span text:style-name="T26">1</text:span><text:span text:style-name="T25"> | </text:span><text:span text:style-name="T26">1</text:span><text:span text:style-name="T25"> </text:span><text:span text:style-name="T26">0</text:span><text:span text:style-name="T25"> </text:span><text:span text:style-name="T26">1</text:span><text:span text:style-name="T25"> </text:span><text:span text:style-name="T26">1</text:span><text:span text:style-name="T25"> </text:span><text:span text:style-name="T26">0</text:span><text:span text:style-name="T25"> </text:span><text:span text:style-name="T26">1</text:span><text:span text:style-name="T25"> </text:span><text:span text:style-name="T26">1</text:span><text:span text:style-name="T25"><text:tab/> <text:s text:c="11"/><text:tab/> <text:s text:c="10"/></text:span><text:span text:style-name="T27">219 </text:span></text:p>
      <text:p text:style-name="P15"><text:tab/><text:span text:style-name="T69">С</text:span><text:span text:style-name="T5">пр. <text:s text:c="30"/></text:span><text:span text:style-name="T24">1 | 0 1 0 0 1 0 1 <text:s text:c="21"/>-37</text:span></text:p>
      <text:p text:style-name="P15"/>
      <text:p text:style-name="P35">CF = 0, ZF = 0, PF = <text:span text:style-name="T70">0</text:span>, AF = 0, SF = <text:span text:style-name="T71">1</text:span>, OF = 0</text:p>
      <text:p text:style-name="P42"/>
      <text:p text:style-name="P16">A &gt; 0, B &lt; 0</text:p>
      <text:p text:style-name="P16"><text:tab/><text:tab/><text:tab/><text:tab/><text:tab/><text:tab/> <text:s text:c="10"/>Интерпретации</text:p>
      <text:p text:style-name="P16"><text:tab/><text:tab/><text:tab/><text:span text:style-name="T72">1 </text:span><text:s text:c="5"/><text:span text:style-name="T72">1 1 1</text:span> <text:span text:style-name="T72">1</text:span> <text:s text:c="20"/>Знаковая <text:s text:c="7"/>Беззнаковая</text:p>
      <text:p text:style-name="P16"><text:tab/>A<text:span text:style-name="T2">пр.</text:span><text:span text:style-name="T16"><text:tab/><text:tab/>0 | 1 0 0 1 1 1 0<text:tab/><text:tab/>78<text:tab/><text:tab/> <text:s/>78</text:span></text:p>
      <text:p text:style-name="P27">+<text:tab/><text:span text:style-name="T16">B</text:span><text:span text:style-name="T9">доп.</text:span><text:span text:style-name="T2"> <text:tab/><text:tab/></text:span><text:span text:style-name="T28">1</text:span><text:span text:style-name="T18"> | </text:span><text:span text:style-name="T19">1</text:span><text:span text:style-name="T16"> </text:span><text:span text:style-name="T28">0</text:span><text:span text:style-name="T16"> </text:span><text:span text:style-name="T28">1</text:span><text:span text:style-name="T16"> </text:span><text:span text:style-name="T28">0</text:span><text:span text:style-name="T16"> </text:span><text:span text:style-name="T28">1</text:span><text:span text:style-name="T16"> </text:span><text:span text:style-name="T28">1</text:span><text:span text:style-name="T16"> 1<text:tab/> <text:s text:c="5"/>+ <text:s text:c="2"/>-41<text:tab/> <text:s text:c="7"/>+ <text:s/></text:span><text:span text:style-name="T29">215</text:span></text:p>
      <text:p text:style-name="P16"><text:tab/>C<text:span text:style-name="T2">пр. <text:tab/><text:tab/></text:span><text:span text:style-name="T16">0 | </text:span><text:span text:style-name="T31">0</text:span><text:span text:style-name="T16"> 1 </text:span><text:span text:style-name="T31">0</text:span><text:span text:style-name="T16"> 0 1 </text:span><text:span text:style-name="T31">0</text:span><text:span text:style-name="T16"> </text:span><text:span text:style-name="T31">1</text:span><text:span text:style-name="T16"><text:tab/> <text:s text:c="9"/>119<text:tab/> <text:s text:c="12"/></text:span><text:span text:style-name="T30">37?</text:span></text:p>
      <text:p text:style-name="P43">Для беззнаковой интерпретации результат неверен</text:p>
      <text:p text:style-name="P43">вследствие возникающего переноса из старшего разряда. Вес этого</text:p>
      <text:p text:style-name="P43"><text:span text:style-name="T30">переноса составляет 256.</text:span></text:p>
      <text:p text:style-name="P36"><text:span text:style-name="T30">CF = </text:span><text:span text:style-name="T33">1</text:span><text:span text:style-name="T30">, ZF = 0, PF = </text:span><text:span text:style-name="T32">0</text:span><text:span text:style-name="T30">, AF = </text:span><text:span text:style-name="T34">1</text:span><text:span text:style-name="T30">, SF = </text:span><text:span text:style-name="T34">0</text:span><text:span text:style-name="T30">, OF = 0</text:span></text:p>
      <text:p text:style-name="P17"><text:soft-page-break/>A &lt; 0, B &lt; 0</text:p>
      <text:p text:style-name="P17"><text:tab/><text:tab/><text:tab/><text:tab/><text:tab/><text:tab/> <text:s text:c="10"/>Интерпретации</text:p>
      <text:p text:style-name="P17"><text:tab/><text:tab/><text:tab/><text:span text:style-name="T75">1</text:span> <text:s/><text:span text:style-name="T75">1 </text:span><text:s/><text:span text:style-name="T74">1 </text:span><text:s text:c="3"/><text:span text:style-name="T74">1</text:span> <text:span text:style-name="T73">1</text:span> <text:s text:c="20"/>Знаковая <text:s text:c="7"/>Беззнаковая</text:p>
      <text:p text:style-name="P18"><text:tab/>A<text:span text:style-name="T2">пр.</text:span><text:span text:style-name="T16"><text:tab/><text:tab/></text:span><text:span text:style-name="T23">1</text:span><text:span text:style-name="T16"> | </text:span><text:span text:style-name="T23">0</text:span><text:span text:style-name="T16"> </text:span><text:span text:style-name="T23">1</text:span><text:span text:style-name="T16"> </text:span><text:span text:style-name="T23">1</text:span><text:span text:style-name="T16"> </text:span><text:span text:style-name="T23">0</text:span><text:span text:style-name="T16"> </text:span><text:span text:style-name="T23">0</text:span><text:span text:style-name="T16"> </text:span><text:span text:style-name="T23">1</text:span><text:span text:style-name="T16"> </text:span><text:span text:style-name="T23">0</text:span><text:span text:style-name="T16"><text:tab/><text:tab/>-78<text:tab/><text:tab/></text:span><text:span text:style-name="T35">1</text:span><text:span text:style-name="T16">78</text:span></text:p>
      <text:p text:style-name="P28">+<text:tab/>B<text:span text:style-name="T2">пр. <text:tab/><text:tab/></text:span><text:span text:style-name="T28">1</text:span><text:span text:style-name="T18"> | </text:span><text:span text:style-name="T19">1</text:span><text:span text:style-name="T16"> </text:span><text:span text:style-name="T28">0</text:span><text:span text:style-name="T16"> </text:span><text:span text:style-name="T28">1</text:span><text:span text:style-name="T16"> </text:span><text:span text:style-name="T28">0</text:span><text:span text:style-name="T16"> </text:span><text:span text:style-name="T28">1</text:span><text:span text:style-name="T16"> </text:span><text:span text:style-name="T28">1</text:span><text:span text:style-name="T16"> 1<text:tab/> <text:s text:c="5"/>+ <text:s text:c="3"/>-41<text:tab/> <text:s text:c="6"/>+ <text:s text:c="2"/></text:span><text:span text:style-name="T35">215</text:span></text:p>
      <text:p text:style-name="P29"><text:span text:style-name="T35"><text:s text:c="12"/></text:span><text:span text:style-name="T37">C</text:span><text:span text:style-name="T10">доп.</text:span><text:span text:style-name="T35"> <text:s text:c="6"/><text:tab/></text:span><text:span text:style-name="T23">1</text:span><text:span text:style-name="T16"> | </text:span><text:span text:style-name="T23">0</text:span><text:span text:style-name="T16"> </text:span><text:span text:style-name="T40">0</text:span><text:span text:style-name="T16"> </text:span><text:span text:style-name="T39">0</text:span><text:span text:style-name="T16"> </text:span><text:span text:style-name="T39">1</text:span><text:span text:style-name="T16"> </text:span><text:span text:style-name="T23">0</text:span><text:span text:style-name="T16"> </text:span><text:span text:style-name="T38">0</text:span><text:span text:style-name="T16"> </text:span><text:span text:style-name="T38">1</text:span><text:span text:style-name="T35"> <text:s text:c="45"/></text:span><text:span text:style-name="T36">137</text:span><text:span text:style-name="T42">?</text:span></text:p>
      <text:p text:style-name="P17"><text:tab/>C<text:span text:style-name="T2">пр. <text:tab/><text:tab/></text:span><text:span text:style-name="T41">1</text:span><text:span text:style-name="T16"> | 1 1 1 0 1 1 1<text:tab/> <text:s text:c="9"/>-119<text:tab/> <text:s text:c="11"/></text:span></text:p>
      <text:p text:style-name="P17"/>
      <text:p text:style-name="P37"><text:span text:style-name="T30">CF = </text:span><text:span text:style-name="T43">1</text:span><text:span text:style-name="T30">, ZF = 0, PF = 1, AF = </text:span><text:span text:style-name="T43">1</text:span><text:span text:style-name="T30">, SF = </text:span><text:span text:style-name="T43">1</text:span><text:span text:style-name="T30">, OF = 0</text:span></text:p>
      <text:p text:style-name="P44">Для беззнаковой интерпретации результат неверен</text:p>
      <text:p text:style-name="P44">вследствие возникающего переноса из старшего разряда. Вес этого</text:p>
      <text:p text:style-name="P44"><text:span text:style-name="T30">переноса составляет 256.</text:span></text:p>
      <text:h text:style-name="P7" text:outline-level="1">Задание №2.</text:h>
      <text:p text:style-name="P45">Правило для подбора выглядит следующим образом:</text:p>
      <text:p text:style-name="P45">А + В &gt; 128, значит 127&gt;B &gt;128 - A, пусть В = <text:span text:style-name="T76">80</text:span>.</text:p>
      <text:p text:style-name="P46">A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9">0</text:p>
          </table:table-cell>
          <table:table-cell table:style-name="Table1.B1" office:value-type="string">
            <text:p text:style-name="P11">1</text:p>
          </table:table-cell>
          <table:table-cell table:style-name="Table1.B1" office:value-type="string">
            <text:p text:style-name="P11">0</text:p>
          </table:table-cell>
          <table:table-cell table:style-name="Table1.B1" office:value-type="string">
            <text:p text:style-name="P11">0</text:p>
          </table:table-cell>
          <table:table-cell table:style-name="Table1.B1" office:value-type="string">
            <text:p text:style-name="P11">1</text:p>
          </table:table-cell>
          <table:table-cell table:style-name="Table1.B1" office:value-type="string">
            <text:p text:style-name="P11">1</text:p>
          </table:table-cell>
          <table:table-cell table:style-name="Table1.B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</table:table-row>
      </table:table>
      <text:p text:style-name="P46"/>
      <text:p text:style-name="P46">B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H1" office:value-type="string">
            <text:p text:style-name="P9">0</text:p>
          </table:table-cell>
        </table:table-row>
      </table:table>
      <text:p text:style-name="P46"/>
      <text:p text:style-name="P19">A &gt; 0, B &gt; 0</text:p>
      <text:p text:style-name="P19"><text:tab/><text:tab/><text:tab/><text:tab/><text:tab/><text:tab/> <text:s text:c="10"/>Интерпретации</text:p>
      <text:p text:style-name="P19"><text:tab/><text:tab/><text:tab/><text:span text:style-name="T77">1</text:span> <text:s text:c="36"/>Знаковая <text:s text:c="7"/>Беззнаковая</text:p>
      <text:p text:style-name="P19"><text:tab/>A<text:span text:style-name="T2">пр.</text:span><text:span text:style-name="T16"><text:tab/><text:tab/>0 | 1 0 0 1 1 1 0<text:tab/><text:tab/>78<text:tab/><text:tab/>78</text:span></text:p>
      <text:p text:style-name="P30">+<text:tab/>B<text:span text:style-name="T2">пр. <text:tab/><text:tab/></text:span><text:span text:style-name="T18">0 | </text:span><text:span text:style-name="T20">1</text:span><text:span text:style-name="T16"> </text:span><text:span text:style-name="T46">0</text:span><text:span text:style-name="T16"> </text:span><text:span text:style-name="T46">1</text:span><text:span text:style-name="T16"> </text:span><text:span text:style-name="T46">0</text:span><text:span text:style-name="T16"> 0 0 </text:span><text:span text:style-name="T46">0</text:span><text:span text:style-name="T16"><text:tab/> <text:s text:c="5"/>+ <text:s text:c="3"/></text:span><text:span text:style-name="T44">80</text:span><text:span text:style-name="T16"><text:tab/> <text:s text:c="6"/>+ <text:s text:c="2"/></text:span><text:span text:style-name="T44">80</text:span></text:p>
      <text:p text:style-name="P30"><text:tab/>C<text:span text:style-name="T11">доп</text:span><text:span text:style-name="T2">. <text:tab/><text:tab/></text:span><text:span text:style-name="T49">1</text:span><text:span text:style-name="T16"> | </text:span><text:span text:style-name="T48">0</text:span><text:span text:style-name="T16"> </text:span><text:span text:style-name="T48">0</text:span><text:span text:style-name="T16"> 1 </text:span><text:span text:style-name="T48">1</text:span><text:span text:style-name="T16"> 1 1 </text:span><text:span text:style-name="T47">0</text:span><text:span text:style-name="T16"><text:tab/> <text:s text:c="9"/></text:span><text:span text:style-name="T47"><text:s text:c="2"/></text:span><text:span text:style-name="T16"><text:tab/> <text:s text:c="9"/></text:span><text:span text:style-name="T45">158</text:span></text:p>
      <text:p text:style-name="P48"><text:span text:style-name="T45"><text:tab/></text:span><text:span text:style-name="T50">С</text:span><text:span text:style-name="T12">пр.<text:tab/><text:tab/></text:span><text:span text:style-name="T50">1 | 1 1 0 0 0 1 0<text:tab/> <text:s text:c="10"/>-98 <text:s text:c="22"/></text:span></text:p>
      <text:p text:style-name="P19"/>
      <text:p text:style-name="P38">CF = <text:span text:style-name="T87">0</text:span>, ZF = 0, PF = 1, AF = 0, SF = <text:span text:style-name="T78">1</text:span>, OF = <text:span text:style-name="T78">1</text:span></text:p>
      <text:p text:style-name="P38">Для знакового сложения результат является некорректным вследствие переполнения формата.</text:p>
      <text:p text:style-name="P20"><text:soft-page-break/>A &lt; 0, B &lt; 0</text:p>
      <text:p text:style-name="P20"><text:tab/><text:tab/><text:tab/><text:tab/><text:tab/><text:tab/> <text:s text:c="10"/>Интерпретации</text:p>
      <text:p text:style-name="P20"><text:tab/><text:tab/> <text:s text:c="7"/><text:span text:style-name="T82">1 </text:span><text:s text:c="5"/><text:span text:style-name="T81">1</text:span> <text:span text:style-name="T80">1</text:span> <text:span text:style-name="T80">1</text:span> <text:span text:style-name="T79">1</text:span> <text:span text:style-name="T79">1 <text:s text:c="2"/></text:span><text:s text:c="20"/>Знаковая <text:s text:c="7"/>Беззнаковая</text:p>
      <text:p text:style-name="P21"><text:tab/>A<text:span text:style-name="T2">пр.</text:span><text:span text:style-name="T16"><text:tab/><text:tab/></text:span><text:span text:style-name="T23">1</text:span><text:span text:style-name="T16"> | </text:span><text:span text:style-name="T23">0</text:span><text:span text:style-name="T16"> </text:span><text:span text:style-name="T23">1</text:span><text:span text:style-name="T16"> </text:span><text:span text:style-name="T23">1</text:span><text:span text:style-name="T16"> </text:span><text:span text:style-name="T23">0</text:span><text:span text:style-name="T16"> </text:span><text:span text:style-name="T23">0</text:span><text:span text:style-name="T16"> </text:span><text:span text:style-name="T23">1</text:span><text:span text:style-name="T16"> </text:span><text:span text:style-name="T23">0</text:span><text:span text:style-name="T16"><text:tab/><text:tab/>-78<text:tab/><text:tab/> 78</text:span></text:p>
      <text:p text:style-name="P31">+<text:tab/>B<text:span text:style-name="T2">пр. <text:tab/><text:tab/></text:span><text:span text:style-name="T52">1</text:span><text:span text:style-name="T18"> | 0</text:span><text:span text:style-name="T16"> 1 0 1 </text:span><text:span text:style-name="T52">1</text:span><text:span text:style-name="T16"> </text:span><text:span text:style-name="T52">1</text:span><text:span text:style-name="T16"> 1<text:tab/> <text:s text:c="5"/>+ <text:s text:c="3"/>-</text:span><text:span text:style-name="T51">80</text:span><text:span text:style-name="T16"><text:tab/> <text:s text:c="6"/>+ <text:s/></text:span><text:span text:style-name="T53">175</text:span></text:p>
      <text:p text:style-name="P20"><text:tab/>C<text:span text:style-name="T2">пр. <text:tab/><text:tab/></text:span><text:span text:style-name="T16">0 | 1 1 </text:span><text:span text:style-name="T54">0</text:span><text:span text:style-name="T16"> </text:span><text:span text:style-name="T54">0</text:span><text:span text:style-name="T16"> </text:span><text:span text:style-name="T54">0</text:span><text:span text:style-name="T16"> </text:span><text:span text:style-name="T54">0</text:span><text:span text:style-name="T16"> 1<text:tab/> <text:s text:c="9"/><text:tab/> </text:span><text:span text:style-name="T55">97?</text:span><text:span text:style-name="T16"><text:tab/> <text:s text:c="11"/></text:span><text:span text:style-name="T53">253</text:span></text:p>
      <text:p text:style-name="P20"/>
      <text:p text:style-name="P39">CF = <text:span text:style-name="T88">1</text:span>, ZF = 0, PF = <text:span text:style-name="T83">0</text:span>, AF = 0, SF = 0, OF = <text:span text:style-name="T84">1</text:span></text:p>
      <text:p text:style-name="P39">Для знаковой интерпретации результат неверен вследствие возникающего переполнения, для беззнаковой интерпретации результат неверен вследствие возникающего переноса из старшего разряда</text:p>
      <text:h text:style-name="P8" text:outline-level="1">Задание №3.</text:h>
      <text:p text:style-name="P49">Значение числа В фиксируем (В = 4<text:span text:style-name="T85">1</text:span>), а значение А подбираем согласно формуле А + В = 128, по которой при сложении положительных чисел будет фиксироваться переполнение, а при сложении отрицательных этого не будет. Тогда А = <text:span text:style-name="T85">87</text:span>.</text:p>
      <text:p text:style-name="P47">A</text:p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10">0</text:p>
          </table:table-cell>
          <table:table-cell table:style-name="Table3.B1" office:value-type="string">
            <text:p text:style-name="P12">1</text:p>
          </table:table-cell>
          <table:table-cell table:style-name="Table3.B1" office:value-type="string">
            <text:p text:style-name="P12">0</text:p>
          </table:table-cell>
          <table:table-cell table:style-name="Table3.B1" office:value-type="string">
            <text:p text:style-name="P13">1</text:p>
          </table:table-cell>
          <table:table-cell table:style-name="Table3.B1" office:value-type="string">
            <text:p text:style-name="P13">0</text:p>
          </table:table-cell>
          <table:table-cell table:style-name="Table3.B1" office:value-type="string">
            <text:p text:style-name="P12">1</text:p>
          </table:table-cell>
          <table:table-cell table:style-name="Table3.B1" office:value-type="string">
            <text:p text:style-name="P12">1</text:p>
          </table:table-cell>
          <table:table-cell table:style-name="Table3.A1" office:value-type="string">
            <text:p text:style-name="P13">1</text:p>
          </table:table-cell>
        </table:table-row>
      </table:table>
      <text:p text:style-name="P47"/>
      <text:p text:style-name="P47">B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10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10">0</text:p>
          </table:table-cell>
          <table:table-cell table:style-name="Table4.A1" office:value-type="string">
            <text:p text:style-name="P10">0</text:p>
          </table:table-cell>
          <table:table-cell table:style-name="Table4.H1" office:value-type="string">
            <text:p text:style-name="P13">1</text:p>
          </table:table-cell>
        </table:table-row>
      </table:table>
      <text:p text:style-name="P22"/>
      <text:p text:style-name="P22">A &gt; 0, B &gt; 0</text:p>
      <text:p text:style-name="P22"><text:tab/><text:tab/><text:tab/><text:tab/><text:tab/><text:tab/> <text:s text:c="10"/>Интерпретации</text:p>
      <text:p text:style-name="P22"><text:tab/><text:tab/><text:tab/> <text:s text:c="37"/>Знаковая <text:s text:c="7"/>Беззнаковая</text:p>
      <text:p text:style-name="P22"><text:tab/>A<text:span text:style-name="T2">пр.</text:span><text:span text:style-name="T16"><text:tab/><text:tab/>0 | 1 0 </text:span><text:span text:style-name="T58">1</text:span><text:span text:style-name="T16"> </text:span><text:span text:style-name="T58">0</text:span><text:span text:style-name="T16"> 1 1 </text:span><text:span text:style-name="T58">1</text:span><text:span text:style-name="T16"><text:tab/> <text:s text:c="12"/></text:span><text:span text:style-name="T56">87</text:span><text:span text:style-name="T16"><text:tab/><text:tab/></text:span><text:span text:style-name="T56">87</text:span></text:p>
      <text:p text:style-name="P32">+<text:tab/>B<text:span text:style-name="T2">пр. <text:tab/><text:tab/></text:span><text:span text:style-name="T18">0 | 0</text:span><text:span text:style-name="T16"> 1 0 1 0 0 1<text:tab/> <text:s text:c="5"/>+ <text:s text:c="4"/>41<text:tab/> <text:s text:c="6"/>+ <text:s text:c="2"/>41</text:span></text:p>
      <text:p text:style-name="P32"><text:tab/>C<text:span text:style-name="T14">доп</text:span><text:span text:style-name="T2">. <text:tab/><text:tab/></text:span><text:span text:style-name="T59">1</text:span><text:span text:style-name="T16"> | </text:span><text:span text:style-name="T59">0</text:span><text:span text:style-name="T16"> </text:span><text:span text:style-name="T59">0</text:span><text:span text:style-name="T16"> </text:span><text:span text:style-name="T59">0</text:span><text:span text:style-name="T16"> </text:span><text:span text:style-name="T59">0</text:span><text:span text:style-name="T16"> </text:span><text:span text:style-name="T59">0</text:span><text:span text:style-name="T16"> </text:span><text:span text:style-name="T59">0</text:span><text:span text:style-name="T16"> </text:span><text:span text:style-name="T59">0</text:span><text:span text:style-name="T16"><text:tab/> <text:s text:c="12"/><text:tab/> <text:s text:c="9"/>1</text:span><text:span text:style-name="T57">28</text:span></text:p>
      <text:p text:style-name="P23"><text:span text:style-name="T57"><text:tab/>C</text:span><text:span text:style-name="T13">пр. <text:tab/><text:tab/></text:span><text:span text:style-name="T59">1</text:span><text:span text:style-name="T57"> | </text:span><text:span text:style-name="T59">0</text:span><text:span text:style-name="T57"> </text:span><text:span text:style-name="T59">0</text:span><text:span text:style-name="T57"> </text:span><text:span text:style-name="T59">0</text:span><text:span text:style-name="T57"> </text:span><text:span text:style-name="T59">0</text:span><text:span text:style-name="T57"> </text:span><text:span text:style-name="T59">0</text:span><text:span text:style-name="T57"> </text:span><text:span text:style-name="T59">0</text:span><text:span text:style-name="T57"> </text:span><text:span text:style-name="T59">0</text:span><text:span text:style-name="T57"><text:tab/> <text:s text:c="9"/>-1</text:span><text:span text:style-name="T60">28</text:span><text:span text:style-name="T57"><text:tab/> <text:s text:c="9"/></text:span></text:p>
      <text:p text:style-name="P22"/>
      <text:p text:style-name="P40">CF = 0, ZF = 0, PF = <text:span text:style-name="T86">0</text:span>, AF = <text:span text:style-name="T86">1</text:span>, SF = <text:span text:style-name="T86">1</text:span>, OF = <text:span text:style-name="T86">1</text:span></text:p>
      <text:p text:style-name="P40">Для знаковой интерпретации результат некорректен вследствие возникающего переполнения.</text:p>
      <text:p text:style-name="P24"/>
      <text:p text:style-name="P24"/>
      <text:p text:style-name="P24"><text:soft-page-break/>A &lt; 0, B &lt; 0</text:p>
      <text:p text:style-name="P24"><text:tab/><text:tab/><text:tab/><text:tab/><text:tab/><text:tab/> <text:s text:c="10"/>Интерпретации</text:p>
      <text:p text:style-name="P24"><text:tab/><text:tab/><text:tab/><text:span text:style-name="T90">1</text:span> <text:s text:c="2"/><text:span text:style-name="T90">1</text:span> <text:span text:style-name="T90">1</text:span> <text:span text:style-name="T90">1</text:span> <text:span text:style-name="T90">1</text:span> <text:span text:style-name="T90">1</text:span> <text:span text:style-name="T90">1</text:span> <text:s text:c="16"/>Знаковая <text:s text:c="7"/>Беззнаковая</text:p>
      <text:p text:style-name="P24"><text:tab/>A<text:span text:style-name="T2">пр.</text:span><text:span text:style-name="T16"><text:tab/><text:tab/></text:span><text:span text:style-name="T61">1</text:span><text:span text:style-name="T16"> | </text:span><text:span text:style-name="T61">0</text:span><text:span text:style-name="T16"> </text:span><text:span text:style-name="T61">1</text:span><text:span text:style-name="T16"> </text:span><text:span text:style-name="T61">0</text:span><text:span text:style-name="T16"> </text:span><text:span text:style-name="T61">1</text:span><text:span text:style-name="T16"> </text:span><text:span text:style-name="T61">0</text:span><text:span text:style-name="T16"> </text:span><text:span text:style-name="T61">0</text:span><text:span text:style-name="T16"> </text:span><text:span text:style-name="T61">1</text:span><text:span text:style-name="T16"><text:tab/> <text:s text:c="12"/>-</text:span><text:span text:style-name="T56">87</text:span><text:span text:style-name="T16"><text:tab/><text:tab/></text:span><text:span text:style-name="T65">169</text:span></text:p>
      <text:p text:style-name="P33">+<text:tab/>B<text:span text:style-name="T2">пр. <text:tab/><text:tab/></text:span><text:span text:style-name="T62">1</text:span><text:span text:style-name="T18"> | </text:span><text:span text:style-name="T21">1</text:span><text:span text:style-name="T16"> </text:span><text:span text:style-name="T62">0</text:span><text:span text:style-name="T16"> </text:span><text:span text:style-name="T62">1</text:span><text:span text:style-name="T16"> </text:span><text:span text:style-name="T62">0</text:span><text:span text:style-name="T16"> </text:span><text:span text:style-name="T62">1</text:span><text:span text:style-name="T16"> </text:span><text:span text:style-name="T62">1</text:span><text:span text:style-name="T16"> 1<text:tab/> <text:s text:c="5"/>+ <text:s text:c="4"/>-41<text:tab/> <text:s text:c="6"/>+ <text:s text:c="2"/></text:span><text:span text:style-name="T65">215</text:span></text:p>
      <text:p text:style-name="P33"><text:tab/>C<text:span text:style-name="T14">доп</text:span><text:span text:style-name="T2">. <text:tab/><text:tab/></text:span><text:span text:style-name="T59">1</text:span><text:span text:style-name="T16"> | </text:span><text:span text:style-name="T59">0</text:span><text:span text:style-name="T16"> </text:span><text:span text:style-name="T59">0</text:span><text:span text:style-name="T16"> </text:span><text:span text:style-name="T59">0</text:span><text:span text:style-name="T16"> </text:span><text:span text:style-name="T59">0</text:span><text:span text:style-name="T16"> </text:span><text:span text:style-name="T59">0</text:span><text:span text:style-name="T16"> </text:span><text:span text:style-name="T59">0</text:span><text:span text:style-name="T16"> </text:span><text:span text:style-name="T59">0</text:span><text:span text:style-name="T16"><text:tab/> <text:s text:c="12"/><text:tab/> <text:s text:c="11"/>1</text:span><text:span text:style-name="T57">28</text:span></text:p>
      <text:p text:style-name="P24"><text:span text:style-name="T57"><text:tab/>C</text:span><text:span text:style-name="T13">пр. <text:tab/><text:tab/></text:span><text:span text:style-name="T59">1</text:span><text:span text:style-name="T57"> | </text:span><text:span text:style-name="T59">0</text:span><text:span text:style-name="T57"> </text:span><text:span text:style-name="T59">0</text:span><text:span text:style-name="T57"> </text:span><text:span text:style-name="T59">0</text:span><text:span text:style-name="T57"> </text:span><text:span text:style-name="T59">0</text:span><text:span text:style-name="T57"> </text:span><text:span text:style-name="T59">0</text:span><text:span text:style-name="T57"> </text:span><text:span text:style-name="T59">0</text:span><text:span text:style-name="T57"> </text:span><text:span text:style-name="T59">0</text:span><text:span text:style-name="T57"><text:tab/> <text:s text:c="10"/>-1</text:span><text:span text:style-name="T60">28</text:span><text:span text:style-name="T57"><text:tab/></text:span></text:p>
      <text:p text:style-name="P41"><text:span text:style-name="T57">CF = </text:span><text:span text:style-name="T64">1</text:span><text:span text:style-name="T57">, ZF = 0, PF = </text:span><text:span text:style-name="T63">0</text:span><text:span text:style-name="T57">, AF = </text:span><text:span text:style-name="T63">1</text:span><text:span text:style-name="T57">, SF = </text:span><text:span text:style-name="T63">1</text:span><text:span text:style-name="T57">, OF = </text:span><text:span text:style-name="T64">0</text:span></text:p>
      <text:p text:style-name="P41"><text:span text:style-name="T64">Для беззнаковой интерпретации результат неверен вследствие возникающего переноса из старшего разряда, результат знаковой интерпретации корректен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7ec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57:08.202050027</meta:creation-date>
    <dc:date>2023-10-22T17:40:06.358119778</dc:date>
    <meta:editing-duration>PT3H21M51S</meta:editing-duration>
    <meta:editing-cycles>216</meta:editing-cycles>
    <meta:generator>LibreOffice/7.4.7.2$Linux_X86_64 LibreOffice_project/40$Build-2</meta:generator>
    <meta:document-statistic meta:table-count="4" meta:image-count="0" meta:object-count="0" meta:page-count="5" meta:paragraph-count="126" meta:word-count="825" meta:character-count="4223" meta:non-whitespace-character-count="2418"/>
  </office:meta>
</office:document-meta>
</file>